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Standard">
      <style:paragraph-properties fo:margin-top="0cm" fo:margin-bottom="0.499cm" style:contextual-spacing="false"/>
      <style:text-properties officeooo:rsid="00076fd3" officeooo:paragraph-rsid="00076fd3"/>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paragraph-properties fo:margin-top="0cm" fo:margin-bottom="0.499cm" style:contextual-spacing="false"/>
      <style:text-properties fo:font-weight="bold" officeooo:rsid="0008826d" officeooo:paragraph-rsid="0008826d" style:font-weight-asian="bold" style:font-weight-complex="bold"/>
    </style:style>
    <style:style style:name="T1" style:family="text">
      <style:text-properties fo:color="#993399"/>
    </style:style>
    <style:style style:name="T2" style:family="text">
      <style:text-properties fo:color="#996633"/>
    </style:style>
    <style:style style:name="T3" style:family="text">
      <style:text-properties fo:color="#663333"/>
    </style:style>
    <style:style style:name="T4" style:family="text">
      <style:text-properties officeooo:rsid="00076fd3"/>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gt;&gt; Apache</text:span> </text:p>
      <text:p text:style-name="P1"><text:span text:style-name="T4">Question :- </text:span>How do I restart an Apache 2 Web Server under a Debian / Ubuntu Linux or UNIX-like operating systems?<text:line-break/><text:bookmark text:name="more-2319"/><text:line-break/>Apache is primarily used to serve both static content and dynamic Web pages on the World Wide Web. Many web applications are designed expecting the environment and features that Apache provides.Apache can be started or restarted using any one of the following methods.</text:p>
      <text:p text:style-name="Text_20_body"><text:bookmark text:name="aswift_0_anchor"/><text:bookmark text:name="aswift_0_expand"/>First, login to your web-server using ssh client, if server is not in your local data center:<text:line-break/><text:span text:style-name="Source_20_Text">ssh root@your.server.com</text:span><text:line-break/>Once logged in type the following commands as per your Linux or Unix variant.</text:p>
      <text:h text:style-name="Heading_20_2" text:outline-level="2">Debian/Ubuntu Linux Specific Commands</text:h>
      <text:p text:style-name="Text_20_body">You can either use service or /etc/init.d/ command as follows</text:p>
      <text:h text:style-name="Heading_20_3" text:outline-level="3"><text:span text:style-name="T1">Restart Apache 2</text:span> web server, enter:</text:h>
      <text:p text:style-name="Text_20_body"><text:span text:style-name="Source_20_Text"># /etc/init.d/apache2 restart</text:span><text:line-break/>OR<text:line-break/><text:span text:style-name="Source_20_Text">$ sudo /etc/init.d/apache2 restart</text:span><text:line-break/>OR<text:line-break/><text:span text:style-name="Source_20_Text">$ sudo service apache2 stop</text:span></text:p>
      <text:h text:style-name="Heading_20_3" text:outline-level="3">To <text:span text:style-name="T2">stop Apache 2</text:span> web server, enter:</text:h>
      <text:p text:style-name="Text_20_body"><text:span text:style-name="Source_20_Text"># /etc/init.d/apache2 stop</text:span><text:line-break/>OR<text:line-break/><text:span text:style-name="Source_20_Text">$ sudo /etc/init.d/apache2 stop</text:span><text:line-break/>OR<text:line-break/><text:span text:style-name="Source_20_Text">$ sudo service apache2 stop</text:span></text:p>
      <text:h text:style-name="Heading_20_3" text:outline-level="3">To<text:span text:style-name="T3"> start Apache 2 </text:span>web server, enter:</text:h>
      <text:p text:style-name="Text_20_body"><text:span text:style-name="Source_20_Text"># /etc/init.d/apache2 start</text:span><text:line-break/>OR<text:line-break/><text:span text:style-name="Source_20_Text">$ sudo /etc/init.d/apache2 start</text:span><text:line-break/>OR<text:line-break/><text:span text:style-name="Source_20_Text">$ sudo service apache2 start</text:span></text:p>
      <text:p text:style-name="P4">Start MYSQL in ubuntu</text:p>
      <text:p text:style-name="P3">mysql -u root -p passwo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4T13:31:09.184601851</meta:creation-date>
    <dc:date>2016-04-19T11:30:41.076635239</dc:date>
    <meta:editing-duration>PT7S</meta:editing-duration>
    <meta:editing-cycles>3</meta:editing-cycles>
    <meta:generator>LibreOffice/4.2.8.2$Linux_X86_64 LibreOffice_project/420m0$Build-2</meta:generator>
    <meta:document-statistic meta:table-count="0" meta:image-count="0" meta:object-count="0" meta:page-count="1" meta:paragraph-count="13" meta:word-count="184" meta:character-count="1126" meta:non-whitespace-character-count="953"/>
  </office:meta>
</office:document-meta>
</file>